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Практикум по Linux. ЛР 4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1">Величко Арсений Александрович<text:line-break/>ИВТ 2 курс, 2 группа, 3 подгруппа<text:line-break/>Предмет: Операционные системы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6-23T20:15:12.142633311</dc:date>
    <meta:editing-duration>PT2M47S</meta:editing-duration>
    <meta:editing-cycles>2</meta:editing-cycles>
    <meta:generator>LibreOffice/7.3.4.2$Linux_X86_64 LibreOffice_project/30$Build-2</meta:generator>
    <meta:document-statistic meta:object-count="25"/>
  </office:meta>
</office:document-meta>
</file>